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4.444cm" fo:margin-left="1.381cm" table:align="left" style:writing-mode="lr-tb"/>
    </style:style>
    <style:style style:name="Tabella1.A" style:family="table-column">
      <style:table-column-properties style:column-width="14.44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3.393cm" fo:margin-left="0.284cm" table:align="left" style:writing-mode="lr-tb"/>
    </style:style>
    <style:style style:name="Tabella2.A" style:family="table-column">
      <style:table-column-properties style:column-width="13.393cm"/>
    </style:style>
    <style:style style:name="Tabella2.1" style:family="table-row">
      <style:table-row-properties style:min-row-height="1.258cm" fo:keep-together="auto"/>
    </style:style>
    <style:style style:name="Tabel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0.894cm" fo:margin-left="1.284cm" table:align="left" style:writing-mode="lr-tb"/>
    </style:style>
    <style:style style:name="Tabella3.A" style:family="table-column">
      <style:table-column-properties style:column-width="3.501cm"/>
    </style:style>
    <style:style style:name="Tabella3.B" style:family="table-column">
      <style:table-column-properties style:column-width="7.39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0.968cm" fo:margin-left="1.21cm" table:align="left" style:writing-mode="lr-tb"/>
    </style:style>
    <style:style style:name="Tabella4.A" style:family="table-column">
      <style:table-column-properties style:column-width="2.074cm"/>
    </style:style>
    <style:style style:name="Tabella4.B" style:family="table-column">
      <style:table-column-properties style:column-width="3cm"/>
    </style:style>
    <style:style style:name="Tabella4.C" style:family="table-column">
      <style:table-column-properties style:column-width="5.893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2" style:family="table-row">
      <style:table-row-properties style:min-row-height="0.323cm" fo:keep-together="auto"/>
    </style:style>
    <style:style style:name="Tabella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4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.423cm" fo:margin-bottom="0.106cm" loext:contextual-spacing="false"/>
    </style:style>
    <style:style style:name="P8" style:family="paragraph" style:parent-style-name="Standard">
      <style:paragraph-properties fo:margin-left="0.762cm" fo:margin-right="0cm" fo:text-indent="0cm" style:auto-text-indent="false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Heading_20__28_user_29_" style:master-page-name="Standard">
      <style:paragraph-properties fo:margin-top="0.423cm" fo:margin-bottom="0.106cm" loext:contextual-spacing="false" style:page-number="auto"/>
    </style:style>
    <style:style style:name="P15" style:family="paragraph" style:parent-style-name="Heading_20_1" style:list-style-name="">
      <style:paragraph-properties fo:margin-left="0.762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2f33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7"/>
      <text:p text:style-name="P7"/>
      <text:p text:style-name="Standard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/>
            <table:table table:name="Tabella2" table:style-name="Tabella2">
              <table:table-column table:style-name="Tabella2.A"/>
              <table:table-row table:style-name="Tabella2.1">
                <table:table-cell table:style-name="Tabella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_20__28_user_29_"/>
            <text:p text:style-name="Heading_20__28_user_29_">GOAL OUTLINE DOCUMENT</text:p>
            <text:p text:style-name="Subtitle"/>
            <text:p text:style-name="Standard"/>
            <table:table table:name="Tabella3" table:style-name="Tabella3">
              <table:table-column table:style-name="Tabella3.A"/>
              <table:table-column table:style-name="Tabella3.B"/>
              <table:table-row table:style-name="Tabella3.1">
                <table:table-cell table:style-name="Tabella3.A1" office:value-type="string">
                  <text:p text:style-name="Standard">Purpose</text:p>
                </table:table-cell>
                <table:table-cell table:style-name="Tabella3.B1" office:value-type="string">
                  <text:p text:style-name="Standard">Document giving an overview of the main goals of the levels throughout the game</text:p>
                </table:table-cell>
              </table:table-row>
              <table:table-row table:style-name="Tabella3.1">
                <table:table-cell table:style-name="Tabella3.A1" office:value-type="string">
                  <text:p text:style-name="Standard">Creation date</text:p>
                </table:table-cell>
                <table:table-cell table:style-name="Tabella3.B1" office:value-type="string">
                  <text:p text:style-name="Standard">07-11-2017</text:p>
                </table:table-cell>
              </table:table-row>
              <table:table-row table:style-name="Tabella3.1">
                <table:table-cell table:style-name="Tabella3.A1" office:value-type="string">
                  <text:p text:style-name="Standard">Current owner</text:p>
                </table:table-cell>
                <table:table-cell table:style-name="Tabella3.B1" office:value-type="string">
                  <text:p text:style-name="Standard">Matteo Dell’Oro</text:p>
                </table:table-cell>
              </table:table-row>
              <table:table-row table:style-name="Tabella3.1">
                <table:table-cell table:style-name="Tabella3.A1" office:value-type="string">
                  <text:p text:style-name="Standard">Last modification</text:p>
                </table:table-cell>
                <table:table-cell table:style-name="Tabella3.B1" office:value-type="string">
                  <text:p text:style-name="Standard"><text:span text:style-name="T4">12</text:span>-<text:span text:style-name="T4">12</text:span>-2017</text:p>
                </table:table-cell>
              </table:table-row>
            </table:table>
            <text:p text:style-name="Standard"/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row table:style-name="Tabella4.1">
                <table:table-cell table:style-name="Tabella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ella4.2">
                <table:table-cell table:style-name="Tabella4.A2" office:value-type="string">
                  <text:p text:style-name="P6">Who</text:p>
                </table:table-cell>
                <table:table-cell table:style-name="Tabella4.A2" office:value-type="string">
                  <text:p text:style-name="P6">When</text:p>
                </table:table-cell>
                <table:table-cell table:style-name="Tabella4.A1" office:value-type="string">
                  <text:p text:style-name="P6">What</text:p>
                </table:table-cell>
              </table:table-row>
              <table:table-row table:style-name="Tabella4.2">
                <table:table-cell table:style-name="Tabella4.A3" office:value-type="string">
                  <text:p text:style-name="Standard">Dell’Oro</text:p>
                </table:table-cell>
                <table:table-cell table:style-name="Tabella4.B3" office:value-type="string">
                  <text:p text:style-name="Standard">07-11-2017</text:p>
                </table:table-cell>
                <table:table-cell table:style-name="Tabella4.C3" office:value-type="string">
                  <text:p text:style-name="Standard">Created this document</text:p>
                </table:table-cell>
              </table:table-row>
              <table:table-row table:style-name="Tabella4.2">
                <table:table-cell table:style-name="Tabella4.A4" office:value-type="string">
                  <text:p text:style-name="Standard">Logronio</text:p>
                </table:table-cell>
                <table:table-cell table:style-name="Tabella4.B4" office:value-type="string">
                  <text:p text:style-name="Standard">12-12-2017</text:p>
                </table:table-cell>
                <table:table-cell table:style-name="Tabella4.C4" office:value-type="string">
                  <text:p text:style-name="Standard">Modified the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><text:soft-page-break/></text:h>
      <text:p text:style-name="P8"/>
      <text:p text:style-name="Standard"/>
      <text:p text:style-name="Standard"/>
      <text:p text:style-name="P9">Level 3 Andromeda – Take out the commander in order to free the slaves</text:p>
      <text:p text:style-name="P9">1. Explore the city</text:p>
      <text:p text:style-name="Text_20_body"><text:span text:style-name="T2"><text:tab/></text:span><text:span text:style-name="T3">a) Get the supplies from the shop</text:span></text:p>
      <text:p text:style-name="P10"><text:tab/>b) Find a way into the city</text:p>
      <text:p text:style-name="P10"><text:tab/>c) Look for clues inside the city</text:p>
      <text:p text:style-name="P10"/>
      <text:p text:style-name="P10"><text:tab/>d) Find the light’s source</text:p>
      <text:p text:style-name="P9">2. Pass through the mine field</text:p>
      <text:p text:style-name="Text_20_body"><text:span text:style-name="T2"><text:tab/></text:span><text:span text:style-name="T3">a) Follow the light source</text:span></text:p>
      <text:p text:style-name="P10"><text:tab/>b) Get through the mine field</text:p>
      <text:p text:style-name="P10"><text:tab/>c) Find a way into the factory</text:p>
      <text:p text:style-name="P10"><text:tab/>d) (Optional) Find a sneakier way into the factory </text:p>
      <text:p text:style-name="P9">3. Free the factory</text:p>
      <text:p text:style-name="Text_20_body"><text:span text:style-name="T2"><text:tab/></text:span><text:span text:style-name="T3">a) Explore the factory to find clues</text:span></text:p>
      <text:p text:style-name="P10"><text:tab/>b) Find a way to get into the tower</text:p>
      <text:p text:style-name="P10"><text:tab/>c) Defeat the enemies and save the scientists</text:p>
      <text:p text:style-name="P10"><text:tab/>d) Get to the control room </text:p>
      <text:p text:style-name="P11"><text:tab/>e) Defeat Str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ing_20__28_user_29_" style:display-name="Heading (user)" style:family="paragraph" style:parent-style-name="Heading_20_1" style:nex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6pt" style:font-size-asian="16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381cm" fo:margin-left="-0.191cm" table:align="left" style:writing-mode="lr-tb"/>
    </style:style>
    <style:style style:name="Tabella5.A" style:family="table-column">
      <style:table-column-properties style:column-width="8.69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Game and Level Design</text:p>
              <text:p text:style-name="MP2">2017-2018</text:p>
            </table:table-cell>
            <table:table-cell table:style-name="Tabella5.A1" office:value-type="string">
              <text:p text:style-name="MP3"><draw:frame draw:style-name="Mfr1" draw:name="Immagine1" text:anchor-type="as-char" svg:width="3.376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oal Outline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7-12-30T12:39:41.883000000</dc:date>
    <meta:editing-cycles>351</meta:editing-cycles>
    <meta:editing-duration>PT17H37M29S</meta:editing-duration>
    <meta:generator>LibreOffice/5.3.7.2$Windows_X86_64 LibreOffice_project/6b8ed514a9f8b44d37a1b96673cbbdd077e24059</meta:generator>
    <meta:document-statistic meta:table-count="5" meta:image-count="1" meta:object-count="0" meta:page-count="2" meta:paragraph-count="42" meta:word-count="175" meta:character-count="981" meta:non-whitespace-character-count="830"/>
  </office:meta>
</office:document-meta>
</file>